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5cm"/>
    </style:style>
    <style:style style:name="gr3" style:family="graphic" style:parent-style-name="standard">
      <style:graphic-properties draw:textarea-horizontal-align="justify" draw:textarea-vertical-align="middle" draw:auto-grow-height="false" fo:min-height="0.5cm" fo:min-width="3.875cm"/>
    </style:style>
    <style:style style:name="gr4" style:family="graphic" style:parent-style-name="standard">
      <style:graphic-properties draw:stroke="none" svg:stroke-color="#000000" draw:fill="none" draw:fill-color="#ffffff" fo:min-height="0.949cm"/>
    </style:style>
    <style:style style:name="gr5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923cm"/>
    </style:style>
    <style:style style:name="gr7" style:family="graphic" style:parent-style-name="standard">
      <style:graphic-properties draw:textarea-horizontal-align="justify" draw:textarea-vertical-align="middle" draw:auto-grow-height="false" fo:min-height="3.75cm" fo:min-width="5cm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2.5cm"/>
    </style:style>
    <style:style style:name="gr9" style:family="graphic" style:parent-style-name="standard">
      <style:graphic-properties draw:textarea-horizontal-align="justify" draw:textarea-vertical-align="middle" draw:auto-grow-height="false" fo:min-height="1.25cm" fo:min-width="3cm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5cm" fo:min-width="0.75cm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5cm" svg:height="1.673cm" svg:x="6.5cm" svg:y="1cm">
          <draw:text-box>
            <text:p text:style-name="P1">Cách in Offset</text:p>
          </draw:text-box>
        </draw:frame>
        <draw:frame draw:style-name="gr1" draw:text-style-name="P4" draw:layer="layout" svg:width="6.5cm" svg:height="1.673cm" svg:x="1cm" svg:y="2.327cm">
          <draw:text-box>
            <text:p text:style-name="P3"><text:span text:style-name="T1">Offset In AB</text:span></text:p>
            <text:p text:style-name="P3"><text:span text:style-name="T1">- </text:span></text:p>
          </draw:text-box>
        </draw:frame>
        <draw:custom-shape draw:style-name="gr2" draw:text-style-name="P1" draw:layer="layout" svg:width="5.5cm" svg:height="4cm" svg:x="2.5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1.5cm" svg:x="7cm" svg:y="4cm">
          <text:p text:style-name="P1">Chiều máy chạy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5cm" svg:height="1.199cm" svg:x="3cm" svg:y="11.301cm">
          <draw:text-box>
            <text:p text:style-name="P3"><text:span text:style-name="T1">Tự trở: in 2 mặt 1 lần chỉ tốn 1 bộ kẽm</text:span></text:p>
          </draw:text-box>
        </draw:frame>
        <draw:line draw:style-name="gr5" draw:text-style-name="P5" draw:layer="layout" svg:x1="1.5cm" svg:y1="9cm" svg:x2="9cm" svg:y2="9cm">
          <text:p text:style-name="P1">Trục trở</text:p>
        </draw:line>
        <draw:custom-shape draw:style-name="gr2" draw:text-style-name="P1" draw:layer="layout" svg:width="5.5cm" svg:height="4cm" svg:x="11.5cm" svg:y="7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4.5cm" svg:y1="6.5cm" svg:x2="14.5cm" svg:y2="11.5cm">
          <text:p text:style-name="P1">Trục trở</text:p>
        </draw:line>
        <draw:frame draw:style-name="gr6" draw:text-style-name="P4" draw:layer="layout" svg:width="5.5cm" svg:height="1.199cm" svg:x="11.5cm" svg:y="11.327cm">
          <draw:text-box>
            <text:p text:style-name="P3"><text:span text:style-name="T1">Trở nhíp: <text:s/>in 2 mặt 1 lần chỉ tốn 1 bộ kẽm</text:span></text:p>
          </draw:text-box>
        </draw:frame>
        <draw:custom-shape draw:style-name="gr7" draw:text-style-name="P1" draw:layer="layout" svg:width="5.5cm" svg:height="4cm" svg:x="4.5cm" svg:y="13.5cm">
          <text:p text:style-name="P1">A/B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5.5cm" svg:height="1.199cm" svg:x="5cm" svg:y="17.801cm">
          <draw:text-box>
            <text:p text:style-name="P3"><text:span text:style-name="T1">In AB: <text:s/>1 lần 1 mặt, bài tốn 2 bộ kẽm</text:span></text:p>
          </draw:text-box>
        </draw:frame>
      </draw:page>
      <draw:page draw:name="page2" draw:style-name="dp1" draw:master-page-name="Default">
        <draw:frame draw:style-name="gr1" draw:text-style-name="P2" draw:layer="layout" svg:width="6.5cm" svg:height="1.673cm" svg:x="6.5cm" svg:y="1.001cm">
          <draw:text-box>
            <text:p text:style-name="P1">Lưu đồ in offset</text:p>
          </draw:text-box>
        </draw:frame>
        <draw:custom-shape draw:style-name="gr8" draw:text-style-name="P6" xml:id="id1" draw:id="id1" draw:layer="layout" svg:width="3cm" svg:height="1.5cm" svg:x="1cm" svg:y="3cm">
          <text:p text:style-name="P6"><text:span text:style-name="T2">Số lượng SP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3" draw:id="id3" draw:layer="layout" svg:width="3.5cm" svg:height="1.5cm" svg:x="11cm" svg:y="3cm">
          <text:p text:style-name="P6"><text:span text:style-name="T2">Bài in 2 mặ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svg:x1="4cm" svg:y1="3.75cm" svg:x2="6cm" svg:y2="3.75cm" draw:start-shape="id1" draw:start-glue-point="1" draw:end-shape="id2" draw:end-glue-point="5" svg:d="M4000 3750h2000" svg:viewBox="0 0 2001 1">
          <text:p/>
        </draw:connector>
        <draw:custom-shape draw:style-name="gr11" draw:text-style-name="P6" xml:id="id2" draw:id="id2" draw:layer="layout" svg:width="2.5cm" svg:height="1.5cm" svg:x="6cm" svg:y="3cm">
          <text:p text:style-name="P6"><text:span text:style-name="T2">Tự trở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6" xml:id="id4" draw:id="id4" draw:layer="layout" svg:width="3.5cm" svg:height="1.5cm" svg:x="5.5cm" svg:y="6.5cm">
          <text:p text:style-name="P6"><text:span text:style-name="T2">Bài in 1 mặt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svg:x1="8.5cm" svg:y1="3.75cm" svg:x2="11cm" svg:y2="3.75cm" draw:start-shape="id2" draw:start-glue-point="7" draw:end-shape="id3" draw:end-glue-point="3" svg:d="M8500 3750h2500" svg:viewBox="0 0 2501 1">
          <text:p text:style-name="P1">Y</text:p>
        </draw:connector>
        <draw:connector draw:style-name="gr12" draw:text-style-name="P5" draw:layer="layout" svg:x1="7.25cm" svg:y1="4.5cm" svg:x2="7.25cm" svg:y2="6.5cm" draw:start-shape="id2" draw:start-glue-point="6" draw:end-shape="id4" draw:end-glue-point="0" svg:d="M7250 4500v2000" svg:viewBox="0 0 1 2001">
          <text:p text:style-name="P1">N</text:p>
        </draw:connector>
        <draw:custom-shape draw:style-name="gr8" draw:text-style-name="P6" xml:id="id5" draw:id="id5" draw:layer="layout" svg:width="3cm" svg:height="1.5cm" svg:x="17cm" svg:y="3cm">
          <text:p text:style-name="P6"><text:span text:style-name="T2">Giá in 1 kẽ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svg:x1="14.5cm" svg:y1="3.75cm" svg:x2="17cm" svg:y2="3.75cm" draw:start-shape="id3" draw:start-glue-point="1" draw:end-shape="id5" draw:end-glue-point="3" svg:d="M14500 3750h2500" svg:viewBox="0 0 2501 1">
          <text:p/>
        </draw:connector>
        <draw:custom-shape draw:style-name="gr8" draw:text-style-name="P6" xml:id="id6" draw:id="id6" draw:layer="layout" svg:width="3cm" svg:height="1.5cm" svg:x="11cm" svg:y="6.5cm">
          <text:p text:style-name="P6"><text:span text:style-name="T2">Giá in 2 kẽ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svg:x1="9cm" svg:y1="7.25cm" svg:x2="11cm" svg:y2="7.25cm" draw:start-shape="id4" draw:start-glue-point="1" draw:end-shape="id6" draw:end-glue-point="3" svg:d="M9000 7250h2000" svg:viewBox="0 0 20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vi" fo:country="VN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H28M50S</meta:editing-duration>
    <meta:editing-cycles>7</meta:editing-cycles>
    <meta:generator>LibreOffice/5.4.3.2$Windows_X86_64 LibreOffice_project/92a7159f7e4af62137622921e809f8546db437e5</meta:generator>
    <dc:date>2017-12-23T14:45:48.168000000</dc:date>
    <meta:document-statistic meta:object-count="23"/>
  </office:meta>
</office:document-meta>
</file>